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455a" officeooo:paragraph-rsid="0018455a"/>
    </style:style>
    <style:style style:name="P2" style:family="paragraph" style:parent-style-name="Text_20_body">
      <style:text-properties officeooo:rsid="0018455a" officeooo:paragraph-rsid="0018455a"/>
    </style:style>
    <style:style style:name="P3" style:family="paragraph" style:parent-style-name="Text_20_body">
      <style:text-properties officeooo:paragraph-rsid="0018455a"/>
    </style:style>
    <style:style style:name="T1" style:family="text">
      <style:text-properties officeooo:rsid="001845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hickness</text:p>
      <text:p text:style-name="P2">1 mm, 2mm, 3mm, 4mm, 5mm</text:p>
      <text:p text:style-name="P2">Holes</text:p>
      <text:p text:style-name="Text_20_body">-0,4</text:p>
      <text:p text:style-name="P3"><text:span text:style-name="T1">-0,2</text:span></text:p>
      <text:p text:style-name="P2">1 mm, 2mm, 3mm, 4mm, 5mm, 7mm, 8mm, 9mm, 10mm</text:p>
      <text:p text:style-name="P1">+0,2</text:p>
      <text:p text:style-name="P1">+0,4</text:p>
      <text:p text:style-name="P1"/>
      <text:p text:style-name="P1">Size</text:p>
      <text:p text:style-name="P1">10 cm x 10 cm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4-09-15T10:02:59.518000000</dc:date>
    <meta:editing-duration>PT3M23S</meta:editing-duration>
    <meta:editing-cycles>1</meta:editing-cycles>
    <meta:document-statistic meta:table-count="0" meta:image-count="0" meta:object-count="0" meta:page-count="1" meta:paragraph-count="10" meta:word-count="28" meta:character-count="116" meta:non-whitespace-character-count="98"/>
    <meta:generator>LibreOffice/24.2.4.2$Windows_X86_64 LibreOffice_project/51a6219feb6075d9a4c46691dcfe0cd9c4fff3c2</meta:generator>
  </office:meta>
</office:document-meta>
</file>